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7131b" officeooo:paragraph-rsid="0007131b"/>
    </style:style>
    <style:style style:name="P3" style:family="paragraph" style:parent-style-name="Standard">
      <style:paragraph-properties fo:text-align="center" style:justify-single-word="false"/>
      <style:text-properties fo:font-size="80pt" officeooo:rsid="0007131b" officeooo:paragraph-rsid="0007131b" style:font-size-asian="80pt" style:font-size-complex="80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80pt" officeooo:rsid="0007131b" officeooo:paragraph-rsid="0007131b" style:font-size-asian="80pt" style:font-size-complex="80pt"/>
    </style:style>
    <style:style style:name="P6" style:family="paragraph" style:parent-style-name="Standard">
      <style:text-properties officeooo:rsid="0007131b" officeooo:paragraph-rsid="0007131b"/>
    </style:style>
    <style:style style:name="P7" style:family="paragraph" style:parent-style-name="Standard">
      <style:text-properties officeooo:rsid="0007eec4" officeooo:paragraph-rsid="0007eec4"/>
    </style:style>
    <style:style style:name="P8" style:family="paragraph" style:parent-style-name="Standard">
      <style:text-properties officeooo:rsid="0008bc6f" officeooo:paragraph-rsid="0008bc6f"/>
    </style:style>
    <style:style style:name="P9" style:family="paragraph" style:parent-style-name="Standard">
      <style:text-properties officeooo:rsid="000ab8b9" officeooo:paragraph-rsid="000ab8b9"/>
    </style:style>
    <style:style style:name="P10" style:family="paragraph" style:parent-style-name="Standard">
      <style:text-properties officeooo:rsid="000b2d1a" officeooo:paragraph-rsid="000b2d1a"/>
    </style:style>
    <style:style style:name="P11" style:family="paragraph" style:parent-style-name="Text_20_body">
      <style:text-properties officeooo:rsid="000b9a80" officeooo:paragraph-rsid="000b9a80"/>
    </style:style>
    <style:style style:name="T1" style:family="text">
      <style:text-properties officeooo:rsid="0007f5ad"/>
    </style:style>
    <style:style style:name="T2" style:family="text">
      <style:text-properties officeooo:rsid="0008bc6f"/>
    </style:style>
    <style:style style:name="T3" style:family="text">
      <style:text-properties officeooo:rsid="000b2d1a"/>
    </style:style>
    <style:style style:name="T4" style:family="text">
      <style:text-properties officeooo:rsid="000b9a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Francisco de Queve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onente</text:p>
      <text:p text:style-name="P3">Mazmor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ejandro Marino y Alberto Barral <text:s text:c="24"/>v 1.0 <text:s text:c="52"/>17/11/2022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4"><text:a xlink:type="simple" xlink:href="#__RefHeading___Toc386_1306354424" text:style-name="Index_20_Link" text:visited-style-name="Index_20_Link">1. Proceso de Elaboración<text:tab/>3</text:a></text:p>
          <text:p text:style-name="P4"><text:a xlink:type="simple" xlink:href="#__RefHeading___Toc488_1542980315" text:style-name="Index_20_Link" text:visited-style-name="Index_20_Link">2. Decisiones de diseño<text:tab/>3</text:a></text:p>
          <text:p text:style-name="P4"><text:a xlink:type="simple" xlink:href="#__RefHeading___Toc490_1542980315" text:style-name="Index_20_Link" text:visited-style-name="Index_20_Link">3. Conclusión<text:tab/>3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 text:is-list-header="true"><text:bookmark-start text:name="__RefHeading___Toc386_1306354424"/><text:soft-page-break/>1. Proceso de Elaboración<text:bookmark-end text:name="__RefHeading___Toc386_1306354424"/></text:h>
      <text:p text:style-name="P2"/>
      <text:p text:style-name="P7">Este ejercicio se basa en la adaptación de la aplicación de la mazmorra en distintos componentes para <text:span text:style-name="T1">poder aislar las distintas partes que componen el proyecto </text:span><text:span text:style-name="T2">y poder así hacerlo mas versátil.</text:span></text:p>
      <text:p text:style-name="P7"/>
      <text:p text:style-name="P8">Para realizarlo se ha puesto en común para todos los distintos componentes en los que se dividía la aplicación y se ha especificado la funcionalidad de cada uno, basándose en el funcionamiento previo de la aplicación completa. </text:p>
      <text:p text:style-name="P8"/>
      <text:p text:style-name="P9">Una vez se sabían los componentes en los que se iba a dividir la aplicación y la distinta funcionalidad de cada uno, se procedió a especificar la adaptación de las distintas partes para que de verdad funcionasen como componentes, para ello necesitábamos especificar las distintas funciones que iban en cada componente y ver como podían interactuar entre ellos para que no fuese necesario que el componente dependiese de otra parte del programa para funcionar, ya que eso no sería un componente.</text:p>
      <text:p text:style-name="P9"/>
      <text:p text:style-name="P9">Una vez ya estaba todo especificado claramente, decidimos que al ya tener todos hecha la aplicación, saber como funcionaba y tener claro el concepto de componente, decidimos que lo mejor para optimizar el tiempo seria dividirnos el trabajo en distintos grupos y que cada uno hiciese una parte. Esto ademas nos ayudaba a comprender mas aun el concepto de componente y de que todo este aislado y todo combine entre sí.</text:p>
      <text:p text:style-name="P9"/>
      <text:p text:style-name="P10">Una vez adaptado el código para que tuviese la funcionalidad de un componente, faltaba que realmente fuese y funcionase como un componente, <text:span text:style-name="T4">para ello se ha realizado un archivo .jar de cada uno de ellos y se han implementado en una clase principal que administra los datos que nos proporcionan, a través de interfaces o funciones.</text:span></text:p>
      <text:p text:style-name="P7"/>
      <text:p text:style-name="P2"/>
      <text:p text:style-name="P2"/>
      <text:p text:style-name="P2"/>
      <text:h text:style-name="Heading_20_1" text:outline-level="1"><text:bookmark-start text:name="__RefHeading___Toc488_1542980315"/>2. Decisiones de diseño<text:bookmark-end text:name="__RefHeading___Toc488_1542980315"/></text:h>
      <text:p text:style-name="P7"/>
      <text:p text:style-name="P8">El diseño es el mismo que el de la aplicación de la mazmorra, solo que aislando los distintos componentes, por lo que no se ha modificado nada <text:span text:style-name="T3">en el apartado grafico.</text:span></text:p>
      <text:p text:style-name="P7"/>
      <text:p text:style-name="P7"/>
      <text:p text:style-name="P7"/>
      <text:h text:style-name="Heading_20_1" text:outline-level="1"><text:bookmark-start text:name="__RefHeading___Toc490_1542980315"/>3. Conclusión<text:bookmark-end text:name="__RefHeading___Toc490_1542980315"/></text:h>
      <text:p text:style-name="Text_20_body"/>
      <text:p text:style-name="P11">Con este trabajo hemos comprendido lo que es realmente un componente y la programación de componentes debido a la realización practica de la división del proyecto entre varias personas y que finalmente todo interactué libremente sin ninguna dependencia fuera de cada propio compon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4T23:41:15.829000000</dc:date>
    <meta:editing-duration>PT19M41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19" meta:word-count="390" meta:character-count="2415" meta:non-whitespace-character-count="1967"/>
  </office:meta>
</office:document-meta>
</file>